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32.00pt" fo:font-weight="bold" fo:font-family="ariel" style:font-family-asian="ariel" style:font-family-complex="arie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" style:family="text">
      <style:text-properties fo:font-size="16.00pt" fo:font-weight="normal" style:text-underline-mode="continuous" style:text-underline-type="single" style:text-underline-style="solid" style:text-underline-width="normal" fo:font-family="ariel" style:font-family-asian="ariel" style:font-family-complex="ariel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8" style:family="text">
      <style:text-properties fo:font-size="16.00pt" fo:font-weight="normal" style:text-underline-mode="continuous" style:text-underline-type="single" style:text-underline-style="solid" style:text-underline-width="normal" fo:font-family="ariel" style:font-family-asian="ariel" style:font-family-complex="ariel" fo:background-color="transparent" style:use-window-font-color="true"/>
    </style:style>
    <style:style style:name="T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0" style:family="text">
      <style:text-properties fo:font-size="16.00pt" fo:font-weight="normal" style:text-underline-mode="continuous" style:text-underline-type="single" style:text-underline-style="solid" style:text-underline-width="normal" fo:font-family="ariel" style:font-family-asian="ariel" style:font-family-complex="ariel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6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6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6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6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6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6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6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6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6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6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7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7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7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7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7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7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7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7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7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7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8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8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8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8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8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8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8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8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8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8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9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9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9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9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9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9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9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9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9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9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0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0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0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0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0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0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0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0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0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0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1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1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1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1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1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1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1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1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1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1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2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2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2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2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2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2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2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2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2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2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3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3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3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3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3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3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3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3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4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4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4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4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4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4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5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5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5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5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5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5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5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5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6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6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6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6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6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6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6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6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6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6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7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7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7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7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7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7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7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7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7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7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8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8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8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8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8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8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8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8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8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8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9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9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9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9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9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9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9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9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9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9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0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0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0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0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0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0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0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0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0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0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1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1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1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1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1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1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1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1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2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2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2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2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2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2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2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2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2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2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3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3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3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3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3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3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3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3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3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3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4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4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4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4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4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4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4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4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4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4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5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5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5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5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5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5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5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5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5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5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6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6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6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6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6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6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6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6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6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6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7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7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7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7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22.00pt" fo:font-weight="bold" fo:font-family="ariel" style:font-family-asian="ariel" style:font-family-complex="ariel" fo:background-color="transparent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7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7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8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8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8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8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8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8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8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8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8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8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9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9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22.00pt" fo:font-weight="bold" fo:font-family="ariel" style:font-family-asian="ariel" style:font-family-complex="ariel" fo:background-color="transparent" style:use-window-font-color="true"/>
    </style:style>
    <style:style style:name="T29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9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9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9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9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9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0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0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0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0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0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0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0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0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0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0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1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1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1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1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1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1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1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1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1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1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2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2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2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2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2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2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2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2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2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2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3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3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3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3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3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3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3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3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3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3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4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4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4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4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4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4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4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4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4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4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5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5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5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5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5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5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5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5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5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5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6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6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6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6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6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6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6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6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6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6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7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22.00pt" fo:font-weight="bold" fo:font-family="ariel" style:font-family-asian="ariel" style:font-family-complex="ariel" fo:background-color="transparent" style:use-window-font-color="true"/>
    </style:style>
    <style:style style:name="T37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7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7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7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7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7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7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8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8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8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8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8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8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8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8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8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8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9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9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9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9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9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9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9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9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9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9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0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0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0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0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0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0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0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0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0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0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1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1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1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1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1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1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1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1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1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1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2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2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2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2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2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2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2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2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2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2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3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3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3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3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3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3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3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3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4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4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4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4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4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4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4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4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4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4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5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5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5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5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5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5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5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5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5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5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6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6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6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6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6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6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6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6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6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6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7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7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7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7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7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7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7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7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7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7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8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8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8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8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8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8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8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8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8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8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9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9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9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9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9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9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9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9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9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9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0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0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0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0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0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0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0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0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0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0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1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1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1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1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1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1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1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1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1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1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2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2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2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2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2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2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2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2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3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3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3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3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3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3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3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3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3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3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4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4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4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4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4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4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4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4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4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4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5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5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5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5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5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5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5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6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6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6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6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6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6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6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7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7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Systems</text:span></text:p>
      <text:p text:style-name="P2"><text:span text:style-name="T2"/></text:p>
      <text:p text:style-name="P2"><text:span text:style-name="T3">*Um sistema normalmente<text:s text:c="2"/>é um esforço organizado com o objetivo de atingir uma meta.</text:span></text:p>
      <text:p text:style-name="P2"><text:span text:style-name="T3">*Quando levantamos um sistema precisamos de componentes importantes como:</text:span></text:p>
      <text:p text:style-name="P2"><text:span text:style-name="T4">Colaboração, Comunicação, Estrutura, Leis(Causa e Efeito), Especialização …etc</text:span></text:p>
      <text:p text:style-name="P2"><text:span text:style-name="T5"/></text:p>
      <text:p text:style-name="P2"><text:span text:style-name="T6">Administrador Computer System</text:span></text:p>
      <text:p text:style-name="P2"><text:span text:style-name="T7">*Um administrador de sistema sera responsavel por:</text:span></text:p>
      <text:p text:style-name="P2"><text:span text:style-name="T8">Disign do Sistema e Racionalização</text:span></text:p>
      <text:p text:style-name="P2"><text:span text:style-name="T8">Busca de Erros</text:span></text:p>
      <text:p text:style-name="P2"><text:span text:style-name="T8">Gerenciamento de Recursos</text:span></text:p>
      <text:p text:style-name="P2"><text:span text:style-name="T9">*E para atingir esse objetivo sera necessario:</text:span></text:p>
      <text:p text:style-name="P2"><text:span text:style-name="T10">Procedimentos</text:span></text:p>
      <text:p text:style-name="P2"><text:span text:style-name="T10">Trabalho em Equipe</text:span></text:p>
      <text:p text:style-name="P2"><text:span text:style-name="T10">Pratica Eticas</text:span></text:p>
      <text:p text:style-name="P2"><text:span text:style-name="T10">Apreciar a segurança</text:span></text:p>
      <text:p text:style-name="P2"><text:span text:style-name="T11"/></text:p>
      <text:p text:style-name="P2"><text:span text:style-name="T12">Linux</text:span></text:p>
      <text:p text:style-name="P2"><text:span text:style-name="T13">*</text:span><text:span text:style-name="T14">Linux</text:span><text:span text:style-name="T15"><text:s/>é um<text:s/></text:span><text:span text:style-name="T16">Kernel</text:span><text:span text:style-name="T17"><text:s/>que suporta um<text:s/></text:span><text:span text:style-name="T18">Linux Operations System</text:span></text:p>
      <text:p text:style-name="P2"><text:span text:style-name="T19">*</text:span><text:span text:style-name="T20">Kenel</text:span><text:span text:style-name="T21"><text:s/>é um programa que se comunica diretamente com o<text:s/></text:span><text:span text:style-name="T22">Harware</text:span><text:span text:style-name="T23"><text:s/>e<text:s/></text:span><text:span text:style-name="T24">Administra Recursos e Processos</text:span></text:p>
      <text:p text:style-name="P2"><text:span text:style-name="T25">*</text:span><text:span text:style-name="T26">Kernels</text:span><text:span text:style-name="T27"><text:s/>precisam de um systema operacional para serem uteis</text:span></text:p>
      <text:p text:style-name="P2"><text:span text:style-name="T27">*Quando um<text:s/></text:span><text:span text:style-name="T28">Linux Kernel</text:span><text:span text:style-name="T29"><text:s/>é empacotado com um<text:s/></text:span><text:span text:style-name="T30">Operations System Software</text:span><text:span text:style-name="T31"><text:s/>e envidos juntos para uso, chamamos de<text:s/></text:span><text:span text:style-name="T32">Destribuição Linux</text:span></text:p>
      <text:p text:style-name="P2"><text:span text:style-name="T33">*O<text:s/></text:span><text:span text:style-name="T34">Linux Kernel<text:s/></text:span><text:span text:style-name="T35">é o único programa que tem pemisão de se comunicar com nossos<text:s/></text:span><text:span text:style-name="T36">Hardwares</text:span><text:span text:style-name="T37">, todos os outros programas precisão chamar o<text:s/></text:span><text:span text:style-name="T38">Linux Kernel</text:span><text:span text:style-name="T39"><text:s/>(Atraves de<text:s/></text:span><text:span text:style-name="T40">System Calls</text:span><text:span text:style-name="T41">) para se comunicarem com o<text:s/></text:span><text:span text:style-name="T42">Hardware</text:span></text:p>
      <text:p text:style-name="P2"><text:span text:style-name="T43"/></text:p>
      <text:p text:style-name="P2"><text:span text:style-name="T43"/></text:p>
      <text:p text:style-name="P2"><text:span text:style-name="T43"/></text:p>
      <text:p text:style-name="P2"><text:span text:style-name="T43"/></text:p>
      <text:p text:style-name="P2"><text:span text:style-name="T44">Partitions</text:span></text:p>
      <text:p text:style-name="P2"><text:span text:style-name="T45">*Iremos instalar o Linux no HardDrive, que por sua vez esta dividido em Partitions, então o Hardrive pode ter Volumes diferentes</text:span></text:p>
      <text:p text:style-name="P2"><text:span text:style-name="T45">*O<text:s/></text:span><text:span text:style-name="T46">Linux</text:span><text:span text:style-name="T47"><text:s/>pode ser instalado em qualquer um desses<text:s/></text:span><text:span text:style-name="T48">Volumes</text:span><text:span text:style-name="T49">.Normalmente iremos querer deixar pelo menos o<text:s/></text:span><text:span text:style-name="T50">Boot Loader</text:span><text:span text:style-name="T51"><text:s/>no começo do Hardrive</text:span></text:p>
      <text:p text:style-name="P2"><text:span text:style-name="T51">*</text:span><text:span text:style-name="T52">Swap Partitions</text:span><text:span text:style-name="T53"><text:s/>são utilizados em cenarios onde não temos mais memoria, que é um situação onde erros graves acontem em uma<text:s/></text:span><text:span text:style-name="T54">Linux Machine</text:span><text:span text:style-name="T55">. Ela recebe uma parte do<text:s/></text:span><text:span text:style-name="T56">HardDrive</text:span><text:span text:style-name="T57"><text:s/>e utiliza como<text:s/></text:span><text:span text:style-name="T58">Virtual Memory</text:span><text:span text:style-name="T59">, então quando ficamos sem<text:s/></text:span><text:span text:style-name="T60">RAM</text:span><text:span text:style-name="T61"><text:s/>Memory iremos pegar pedaços da<text:s/></text:span><text:span text:style-name="T62">RAM</text:span><text:span text:style-name="T63"><text:s/>que não estão sendo usados e iremos escrever no<text:s/></text:span><text:span text:style-name="T64">HardDrive</text:span><text:span text:style-name="T65">, e caso precisarmos desses pedeços de memoria iremos colocar de volta na<text:s/></text:span><text:span text:style-name="T66">RAM</text:span><text:span text:style-name="T67"><text:s/>e alocar outra parte que não esta sendo usada na memoria reservada pro<text:s/></text:span><text:span text:style-name="T68">Swap</text:span><text:span text:style-name="T69">.Quando temos diversas operação com o<text:s/></text:span><text:span text:style-name="T70">Swap</text:span><text:span text:style-name="T71"><text:s/>nosso sistema fica mais lento, pois o<text:s/></text:span><text:span text:style-name="T72">HardDrive</text:span><text:span text:style-name="T73"><text:s/>é mais lento que a<text:s/></text:span><text:span text:style-name="T74">RAM</text:span><text:span text:style-name="T75">, logo não queremos reservar um longo espaço para o<text:s/></text:span><text:span text:style-name="T76">Swap</text:span><text:span text:style-name="T77">, se possível seria bom evitar usalo e deixar apenas em casos de necessidade</text:span></text:p>
      <text:p text:style-name="P2"><text:span text:style-name="T77">*</text:span><text:span text:style-name="T78">Swap</text:span><text:span text:style-name="T79"><text:s/>é uma<text:s/></text:span><text:span text:style-name="T80">partition type</text:span><text:span text:style-name="T81">, assim como<text:s/></text:span><text:span text:style-name="T82">linux partition<text:s/></text:span><text:span text:style-name="T83">e<text:s/></text:span><text:span text:style-name="T84">lvm partitions</text:span><text:span text:style-name="T85">.</text:span></text:p>
      <text:p text:style-name="P2"><text:span text:style-name="T85">*No momento que tivermos nossa<text:s/></text:span><text:span text:style-name="T86">partition</text:span><text:span text:style-name="T87"><text:s/>precisaremos instalar um<text:s/></text:span><text:span text:style-name="T88">file system</text:span><text:span text:style-name="T89"><text:s/>nela.</text:span></text:p>
      <text:p text:style-name="P2"><text:span text:style-name="T89">*exemplos de file system:</text:span></text:p>
      <text:p text:style-name="P2"><text:span text:style-name="T89">minix , ext3(2,4), fat32, nfts</text:span></text:p>
      <text:p text:style-name="P2"><text:span text:style-name="T89">*</text:span><text:span text:style-name="T90">Linux</text:span><text:span text:style-name="T91"><text:s/>pode criar diferentes<text:s/></text:span><text:span text:style-name="T92">file systems</text:span><text:span text:style-name="T93"><text:s/>e colocalo em<text:s/></text:span><text:span text:style-name="T94">partitions</text:span><text:span text:style-name="T95"><text:s/>e utilizalos</text:span></text:p>
      <text:p text:style-name="P2"><text:span text:style-name="T95">*Ele os utiliza atraves dos<text:s/></text:span><text:span text:style-name="T96">Mount Points</text:span><text:span text:style-name="T97">, que é um<text:s/></text:span><text:span text:style-name="T98">diretorio</text:span><text:span text:style-name="T99"><text:s/>em nossa<text:s/></text:span><text:span text:style-name="T100">estrutura de diretorios</text:span><text:span text:style-name="T101">. Primeiro temos nossa<text:s/></text:span><text:span text:style-name="T102">Main Partitions(Root Partition)</text:span><text:span text:style-name="T103"><text:s/>para nosso sistema e possuimos diretorio dentro dele, podemos pegar um<text:s/></text:span><text:span text:style-name="T104">diretorio</text:span><text:span text:style-name="T105"><text:s/>e defini-lo para<text:s/></text:span><text:span text:style-name="T106">redirecionar</text:span><text:span text:style-name="T107"><text:s/>para uma<text:s/></text:span><text:span text:style-name="T108">patitions</text:span><text:span text:style-name="T109"><text:s/>diferente.</text:span></text:p>
      <text:p text:style-name="P2"><text:span text:style-name="T109">*Esses redirecionamentos para outras partições onde você fundi duas partições diferentes em um mesmo<text:s/></text:span><text:span text:style-name="T110">directory tree</text:span><text:span text:style-name="T111"><text:s/>são chamados de<text:s/></text:span><text:span text:style-name="T112">Mount Points,<text:s/></text:span><text:span text:style-name="T113">no Windows possuimos mount points normalmente como drivers letters.</text:span></text:p>
      <text:p text:style-name="P2"><text:span text:style-name="T114">Root</text:span></text:p>
      <text:p text:style-name="P2"><text:span text:style-name="T115">*O<text:s/></text:span><text:span text:style-name="T116">root user</text:span><text:span text:style-name="T117"><text:s/>é o principal usuario de todo o sistem, ele consegue realizar diversas tarefas.</text:span></text:p>
      <text:p text:style-name="P2"><text:span text:style-name="T117">*</text:span><text:span text:style-name="T118">ip addr</text:span><text:span text:style-name="T119"><text:s/>para ver nosso<text:s/></text:span><text:span text:style-name="T120">ip adress<text:s/></text:span><text:span text:style-name="T121">assim como nosso </text:span></text:p>
      <text:p text:style-name="P2"><text:span text:style-name="T122">mac adress</text:span><text:span text:style-name="T123"><text:s/>ou<text:s/></text:span><text:span text:style-name="T124">ifconfig</text:span></text:p>
      <text:p text:style-name="P2"><text:span text:style-name="T125">*Nosso<text:s/></text:span><text:span text:style-name="T126">hostname</text:span><text:span text:style-name="T127"><text:s/>esta localizado em<text:s/></text:span><text:span text:style-name="T128">etc/hostname</text:span><text:span text:style-name="T129">, podemos varificar utilizando o comando<text:s/></text:span><text:span text:style-name="T130">hostname</text:span></text:p>
      <text:p text:style-name="P2"><text:span text:style-name="T131">*Nosso<text:s/></text:span><text:span text:style-name="T132">DNS</text:span><text:span text:style-name="T133"><text:s/>esta localizado em<text:s/></text:span><text:span text:style-name="T134">/etc/resolv.conf</text:span></text:p>
      <text:p text:style-name="P2"><text:span text:style-name="T135"/></text:p>
      <text:p text:style-name="P2"><text:span text:style-name="T135"/></text:p>
      <text:p text:style-name="P2"><text:span text:style-name="T136">Podemos utilizar `` para colocar uma precedencia nos comandos:<text:s/></text:span><text:span text:style-name="T137">echo anotacoes &gt; `date +”%d-%m=%y”`</text:span></text:p>
      <text:p text:style-name="P2"><text:span text:style-name="T138">*Podemos utilizar<text:s/></text:span><text:span text:style-name="T139">rm -R diretorio/file</text:span><text:span text:style-name="T140"><text:s/>para remover recursivamente um diretorio e todos os arquivos dentro dele</text:span></text:p>
      <text:p text:style-name="P2"><text:span text:style-name="T140">*</text:span><text:span text:style-name="T141">date<text:s/></text:span><text:span text:style-name="T142">–</text:span><text:span text:style-name="T143"><text:s/>date +”%y/%m%d”</text:span></text:p>
      <text:p text:style-name="P2"><text:span text:style-name="T144"/></text:p>
      <text:p text:style-name="P2"><text:span text:style-name="T145">File System Basic</text:span></text:p>
      <text:p text:style-name="P2"><text:span text:style-name="T146"/></text:p>
      <text:p text:style-name="P2"><text:span text:style-name="T147">*Nos ajudam na organização de espaço</text:span></text:p>
      <text:p text:style-name="P2"><text:span text:style-name="T147">*Um<text:s/></text:span><text:span text:style-name="T148">hardisk</text:span><text:span text:style-name="T149"><text:s/>é um grande conjunto de<text:s/></text:span><text:span text:style-name="T150">bits</text:span><text:span text:style-name="T151"><text:s/>que são organizados em<text:s/></text:span><text:span text:style-name="T152">bytes</text:span><text:span text:style-name="T153"><text:s/>que são organizados por<text:s/></text:span><text:span text:style-name="T154">endereços</text:span></text:p>
      <text:p text:style-name="P2"><text:span text:style-name="T155">*Quando queremos por mais de um arquivo no nosso disco rigido precisamos saber quando um arquivo termina e onde o outro começa</text:span></text:p>
      <text:p text:style-name="P2"><text:span text:style-name="T155">*</text:span><text:span text:style-name="T156">File system</text:span><text:span text:style-name="T157"><text:s/>nos permitem sobrepor um bloco de informação que contem todos os endereços que contem em uma partition, podendo assim manter o rastreamento de onde os arquivos estão, quais são os espaços disponiveis, quais são as permisões e todas as informações que podem ser utilizadas para segurança e organização</text:span></text:p>
      <text:p text:style-name="P2"><text:span text:style-name="T158"/></text:p>
      <text:p text:style-name="P2"><text:span text:style-name="T158"/></text:p>
      <text:p text:style-name="P2"><text:span text:style-name="T158"/></text:p>
      <text:p text:style-name="P2"><text:span text:style-name="T158"/></text:p>
      <text:p text:style-name="P2"><text:span text:style-name="T158"/></text:p>
      <text:p text:style-name="P2"><text:span text:style-name="T158"/></text:p>
      <text:p text:style-name="P2"><text:span text:style-name="T158"/></text:p>
      <text:p text:style-name="P2"><text:span text:style-name="T159">Partitions</text:span></text:p>
      <text:p text:style-name="P2"><text:span text:style-name="T160">*Quando pegamos nosso disco original e dividimos em pedaços individuais possuimos uma<text:s/></text:span><text:span text:style-name="T161">partition table</text:span><text:span text:style-name="T162"><text:s/>que nos informa onde uma partição começa e termina</text:span></text:p>
      <text:p text:style-name="P2"><text:span text:style-name="T162">*fdisk -l para listar os discos</text:span></text:p>
      <text:p text:style-name="P2"><text:span text:style-name="T162">*partprobe</text:span></text:p>
      <text:p text:style-name="P2"><text:span text:style-name="T162">*Alguns Files systems possuem funções que outros não proporcionam.</text:span></text:p>
      <text:p text:style-name="P2"><text:span text:style-name="T162">*mkfs</text:span></text:p>
      <text:p text:style-name="P2"><text:span text:style-name="T162">*Depois de definir nosso</text:span><text:span text:style-name="T163"><text:s/>File system</text:span><text:span text:style-name="T164"><text:s/>precisamos formatar nosso disco, colocando assim as informações necessarias no começo do disco, dessa forma indicando como esse disco deve ser tradado</text:span></text:p>
      <text:p text:style-name="P2"><text:span text:style-name="T164">*</text:span><text:span text:style-name="T165">tune2fs<text:s text:c="2"/>/path -L label</text:span></text:p>
      <text:p text:style-name="P2"><text:span text:style-name="T166">*</text:span><text:span text:style-name="T167">sudo mkfs.ext3 /dev/sda1</text:span><text:span text:style-name="T168"><text:s/>para definir o<text:s/></text:span><text:span text:style-name="T169">File System</text:span></text:p>
      <text:p text:style-name="P2"><text:span text:style-name="T170">*</text:span><text:span text:style-name="T171">mount /device /local</text:span></text:p>
      <text:p text:style-name="P2"><text:span text:style-name="T172">*O<text:s/></text:span><text:span text:style-name="T173">File system table</text:span><text:span text:style-name="T174"><text:s/>é um arquivo que nos fala onde e como tudo esta montado</text:span></text:p>
      <text:p text:style-name="P2"><text:span text:style-name="T174">*sudo cat /etc/fstab</text:span></text:p>
      <text:p text:style-name="P2"><text:span text:style-name="T174">*/dev/sda1<text:s text:c="7"/>/newstorage<text:s text:c="5"/>ext3<text:s text:c="4"/>defaults<text:s text:c="8"/>0 0</text:span></text:p>
      <text:p text:style-name="P2"><text:span text:style-name="T174">*</text:span><text:span text:style-name="T175">stat file</text:span></text:p>
      <text:p text:style-name="P2"><text:span text:style-name="T176">*</text:span><text:span text:style-name="T177">w</text:span><text:span text:style-name="T178"><text:s/>para ver qual usuario esta logado</text:span></text:p>
      <text:p text:style-name="P2"><text:span text:style-name="T178">*</text:span><text:span text:style-name="T179">last</text:span><text:span text:style-name="T180"><text:s/>para ver o historico de usuarios logados</text:span></text:p>
      <text:p text:style-name="P2"><text:span text:style-name="T180">*</text:span><text:span text:style-name="T181">passwd usuario</text:span><text:span text:style-name="T182"><text:s/>para trocar senha</text:span></text:p>
      <text:p text:style-name="P2"><text:span text:style-name="T182">*useradd userdel usermod</text:span></text:p>
      <text:p text:style-name="P2"><text:span text:style-name="T182">*id user</text:span></text:p>
      <text:p text:style-name="P2"><text:span text:style-name="T182">*groupadd groupdel</text:span></text:p>
      <text:p text:style-name="P2"><text:span text:style-name="T182">*</text:span><text:span text:style-name="T183">/etc/skel/</text:span><text:span text:style-name="T184"><text:s/>são os arquivos que novos usuarios terão no inicio</text:span></text:p>
      <text:p text:style-name="P2"><text:span text:style-name="T184">*</text:span><text:span text:style-name="T185">/etc/sudoers</text:span><text:span text:style-name="T186"><text:s/>estão os grupos que permitem o acesso ao comando sudo</text:span></text:p>
      <text:p text:style-name="P2"><text:span text:style-name="T186">*</text:span><text:span text:style-name="T187">RWX</text:span><text:span text:style-name="T188"><text:s/></text:span><text:span text:style-name="T189">–</text:span><text:span text:style-name="T190"><text:s/>em um diretorio o<text:s/></text:span><text:span text:style-name="T191">R</text:span><text:span text:style-name="T192"><text:s/>nos permite ler o conteudo do diretorio, podemos ver qual o conteudo do diretorio.<text:s text:c="2"/>Com a Permisão<text:s/></text:span><text:span text:style-name="T193">W</text:span><text:span text:style-name="T194"><text:s/>podemos escrever dentro do diretorio e<text:s/></text:span><text:span text:style-name="T195">X</text:span><text:span text:style-name="T196"><text:s/>podemos entrar no diretorio</text:span></text:p>
      <text:p text:style-name="P2"><text:span text:style-name="T196">*</text:span><text:span text:style-name="T197">which passwd</text:span><text:span text:style-name="T198"><text:s/>para ver onde as senhas estão armazenadas</text:span></text:p>
      <text:p text:style-name="P2"><text:span text:style-name="T198">*Com a ajuda do<text:s/></text:span><text:span text:style-name="T199">umask</text:span><text:span text:style-name="T200"><text:s/>podemos setar as permisões defaults</text:span></text:p>
      <text:p text:style-name="P2"><text:span text:style-name="T200">*Podemos mudar as permições com</text:span></text:p>
      <text:p text:style-name="P2"><text:span text:style-name="T201">chmod permisões file/directory</text:span></text:p>
      <text:p text:style-name="P2"><text:span text:style-name="T202">*</text:span><text:span text:style-name="T203">chown newuser:group file/directory<text:s/></text:span><text:span text:style-name="T204">para mudar o owner</text:span></text:p>
      <text:p text:style-name="P2"><text:span text:style-name="T205">SELinux</text:span></text:p>
      <text:p text:style-name="P2"><text:span text:style-name="T206">*Nos permitem controlar files e mexer com os acessos dos files </text:span></text:p>
      <text:p text:style-name="P2"><text:span text:style-name="T206">*Os files contem contextos diferentes, e podemos modificalos</text:span></text:p>
      <text:p text:style-name="P2"><text:span text:style-name="T206">*</text:span><text:span text:style-name="T207">chcon</text:span><text:span text:style-name="T208"><text:s/>para alterar o contexto</text:span></text:p>
      <text:p text:style-name="P2"><text:span text:style-name="T208">*</text:span><text:span text:style-name="T209">restorecon</text:span><text:span text:style-name="T210"><text:s/>para restaurar</text:span></text:p>
      <text:p text:style-name="P2"><text:span text:style-name="T211"/></text:p>
      <text:p text:style-name="P2"><text:span text:style-name="T212">Softwares Repositorios</text:span></text:p>
      <text:p text:style-name="P2"><text:span text:style-name="T213">*</text:span><text:span text:style-name="T214">Linux</text:span><text:span text:style-name="T215"><text:s/>na teoria é o<text:s/></text:span><text:span text:style-name="T216">kernel</text:span><text:span text:style-name="T217"><text:s/>do<text:s/></text:span><text:span text:style-name="T218">Linux Distribution</text:span><text:span text:style-name="T219">. Oque temos é um sistema que é uma coleção de softwares, e a parte principal que carrega nosso<text:s/></text:span><text:span text:style-name="T220">OS</text:span><text:span text:style-name="T221"><text:s/>é o<text:s/></text:span><text:span text:style-name="T222">linux kernel</text:span><text:span text:style-name="T223">.</text:span></text:p>
      <text:p text:style-name="P2"><text:span text:style-name="T223">*</text:span><text:span text:style-name="T224">Kernel</text:span><text:span text:style-name="T225"><text:s/>é o único programa que tem a permição de acessar a<text:s/></text:span><text:span text:style-name="T226">memoria</text:span><text:span text:style-name="T227">,<text:s/></text:span><text:span text:style-name="T228">hardrive</text:span><text:span text:style-name="T229">,<text:s/></text:span><text:span text:style-name="T230">cpu</text:span><text:span text:style-name="T231">…</text:span></text:p>
      <text:p text:style-name="P2"><text:span text:style-name="T231">*Quando um computador é ligado, oque acontece é que ele inicia o<text:s/></text:span><text:span text:style-name="T232">kernel</text:span><text:span text:style-name="T233">,<text:s text:c="2"/>e o<text:s/></text:span><text:span text:style-name="T234">kernel</text:span><text:span text:style-name="T235"><text:s/>então consegue ligar os outros programas. Temos um local chamado<text:s/></text:span><text:span text:style-name="T236">Kernel Space</text:span><text:span text:style-name="T237">, e tambem um chamado<text:s/></text:span><text:span text:style-name="T238">User Space</text:span><text:span text:style-name="T239">. Coisas que rodam no<text:s/></text:span><text:span text:style-name="T240">Kernel</text:span><text:span text:style-name="T241"><text:s/>tem acesso aos<text:s/></text:span><text:span text:style-name="T242">Hardwares</text:span><text:span text:style-name="T243">, e oque roda fora do<text:s/></text:span><text:span text:style-name="T244">Kernel</text:span><text:span text:style-name="T245"><text:s/>devem pedir coisas para o<text:s/></text:span><text:span text:style-name="T246">Kernel</text:span></text:p>
      <text:p text:style-name="P2"><text:span text:style-name="T247">*Um<text:s/></text:span><text:span text:style-name="T248">linux kernel</text:span><text:span text:style-name="T249"><text:s/>poderia ser instalado sem uma distribuição, mas ele só iria ser carregado quando a maquina ligar e não fazer mais nada, pois precisara de um<text:s/></text:span><text:span text:style-name="T250">software</text:span><text:span text:style-name="T251"><text:s/>para lidar com o gerenciamento do sistema.</text:span></text:p>
      <text:p text:style-name="P2"><text:span text:style-name="T251">*Os<text:s/></text:span><text:span text:style-name="T252">softwares</text:span><text:span text:style-name="T253"><text:s/>que quisermos baixar se encontram em repositorios.<text:s/></text:span><text:span text:style-name="T254">Repositorio</text:span><text:span text:style-name="T255"><text:s/>é como se fosse um<text:s/></text:span><text:span text:style-name="T256">website</text:span><text:span text:style-name="T257">, com um<text:s/></text:span><text:span text:style-name="T258">file</text:span><text:span text:style-name="T259"><text:s/>base que indica que<text:s/></text:span><text:span text:style-name="T260">files</text:span><text:span text:style-name="T261"><text:s/>se encontram la, e tem<text:s/></text:span><text:span text:style-name="T262">referencia</text:span><text:span text:style-name="T263"><text:s/>para eles. Dentro desses<text:s/></text:span><text:span text:style-name="T264">files</text:span><text:span text:style-name="T265"><text:s/>temos informações sobre<text:s/></text:span><text:span text:style-name="T266">dependencias</text:span><text:span text:style-name="T267">.</text:span></text:p>
      <text:p text:style-name="P2"><text:span text:style-name="T267">*</text:span><text:span text:style-name="T268">/etc/apt/sources.list</text:span><text:span text:style-name="T269"><text:s/>para ver os repositorios que o apt utiliza para o gerenciamento de software</text:span></text:p>
      <text:p text:style-name="P2"><text:span text:style-name="T269">*posso atualizar meus packages com<text:s/></text:span><text:span text:style-name="T270">sudo apt update</text:span></text:p>
      <text:p text:style-name="P2"><text:span text:style-name="T271">*</text:span><text:span text:style-name="T272">apt-cache search “keyword”</text:span><text:span text:style-name="T273"><text:s/>para procurar por um programa especifico e ter uma descrição sobre.</text:span></text:p>
      <text:p text:style-name="P2"><text:span text:style-name="T274"/></text:p>
      <text:p text:style-name="P2"><text:span text:style-name="T275">Programs and Scripts</text:span></text:p>
      <text:p text:style-name="P2"><text:span text:style-name="T276"/></text:p>
      <text:p text:style-name="P2"><text:span text:style-name="T277">*</text:span><text:span text:style-name="T278">Binary programs</text:span><text:span text:style-name="T279"><text:s/>são files feitos de codigos que as maquinas entendem. Pode ser entendido pela cpu diretamente</text:span></text:p>
      <text:p text:style-name="P2"><text:span text:style-name="T279">*</text:span><text:span text:style-name="T280">Text Scripts</text:span><text:span text:style-name="T281"><text:s/>são legiveis para leitura. São interpretador, e traduzidos para instruções conforme a sua execução continua</text:span></text:p>
      <text:p text:style-name="P2"><text:span text:style-name="T281">*O sistema consegue diferenciar ambos por conta de possuir uma sequencia de bytes especifica nesses arquivos que definem o tipo do arquivo. </text:span></text:p>
      <text:p text:style-name="P2"><text:span text:style-name="T282">#!/proram/that/the script/will/be/process/with</text:span></text:p>
      <text:p text:style-name="P2"><text:span text:style-name="T283">*Podemos converter nossos<text:s/></text:span><text:span text:style-name="T284">sources codes</text:span><text:span text:style-name="T285"><text:s/>em<text:s/></text:span><text:span text:style-name="T286">binario</text:span><text:span text:style-name="T287"><text:s/>com a ajuda de<text:s/></text:span><text:span text:style-name="T288">compilers</text:span></text:p>
      <text:p text:style-name="P2"><text:span text:style-name="T289">*</text:span><text:span text:style-name="T290">which comand</text:span><text:span text:style-name="T291"><text:s/>para localizar onde ele se encontra</text:span></text:p>
      <text:p text:style-name="P2"><text:span text:style-name="T291">*tipos de files d, l, b (block device), c</text:span></text:p>
      <text:p text:style-name="P2"><text:span text:style-name="T292"/></text:p>
      <text:p text:style-name="P2"><text:span text:style-name="T293">Services and Firewalls</text:span></text:p>
      <text:p text:style-name="P2"><text:span text:style-name="T294">*</text:span><text:span text:style-name="T295">Service</text:span><text:span text:style-name="T296"><text:s/>é basicamente um programa que roda no background, alguns utilizam requests e responde coisas, ajudando no trabalho em geral. Por exemplo um<text:s/></text:span><text:span text:style-name="T297">webserver</text:span><text:span text:style-name="T298">, ou um<text:s/></text:span><text:span text:style-name="T299">timeserver</text:span><text:span text:style-name="T300">, </text:span></text:p>
      <text:p text:style-name="P2"><text:span text:style-name="T300">*</text:span><text:span text:style-name="T301">Deamon</text:span><text:span text:style-name="T302"><text:s/>é alguma coisa que opera no background. São processos que que rodam no background</text:span></text:p>
      <text:p text:style-name="P2"><text:span text:style-name="T302">*</text:span><text:span text:style-name="T303">systemctl status</text:span><text:span text:style-name="T304"><text:s/>para ver os serviços que estão rodando. Posso passar o nome do<text:s/></text:span><text:span text:style-name="T305">service</text:span><text:span text:style-name="T306"><text:s/>para buscar um especifico</text:span></text:p>
      <text:p text:style-name="P2"><text:span text:style-name="T306">*</text:span><text:span text:style-name="T307">systemctl disable service</text:span><text:span text:style-name="T308"><text:s/>para desabilitar um serviço e não iniciar em boot time.</text:span></text:p>
      <text:p text:style-name="P2"><text:span text:style-name="T308">*</text:span><text:span text:style-name="T309">systemctl enable service</text:span></text:p>
      <text:p text:style-name="P2"><text:span text:style-name="T310">*</text:span><text:span text:style-name="T311">systemctl stop service</text:span><text:span text:style-name="T312"><text:s/>para para o serviço nesse momento</text:span></text:p>
      <text:p text:style-name="P2"><text:span text:style-name="T313">*systemctl start service</text:span></text:p>
      <text:p text:style-name="P2"><text:span text:style-name="T314">*Quando habilitamos ou desabilitamos um serviço, oque estmaos fazendo ecessialmente é criar e remover um softlink. Esse softlink fica localizado na pasta dos serviços que vão ser inicializados no boot, e aponta para pasta que realmente contem os scripts do serviço.</text:span></text:p>
      <text:p text:style-name="P2"><text:span text:style-name="T314">*</text:span><text:span text:style-name="T315">/etc/systemd/system/multi-user.target.wants/</text:span><text:span text:style-name="T316"><text:s/>onde fica os links simbolicos para os servicos iniciados no boot</text:span></text:p>
      <text:p text:style-name="P2"><text:span text:style-name="T316">*no systema antigo cada service tem um numero, que define a ordem ao qual serão inicializados, podendo então iniciar os serviços que ele dependia antes dele. Mas agora não é necessario, pois explicitamos as dependencias no próprio service</text:span></text:p>
      <text:p text:style-name="P2"><text:span text:style-name="T316">*</text:span><text:span text:style-name="T317">netstat</text:span><text:span text:style-name="T318"><text:s/>podemos ver informações relacionadas a network, rotinas, estatisticas…</text:span></text:p>
      <text:p text:style-name="P2"><text:span text:style-name="T318">*</text:span><text:span text:style-name="T319">netstat -tuna</text:span><text:span text:style-name="T320"><text:s/>para mostrar de uma forma especifica. Com a opção<text:s/></text:span><text:span text:style-name="T321">p<text:s/></text:span><text:span text:style-name="T322">podemos ver os processos que estão utilizando esse serviço</text:span></text:p>
      <text:p text:style-name="P2"><text:span text:style-name="T322">*</text:span><text:span text:style-name="T323">nmap<text:s/></text:span><text:span text:style-name="T324">é um software utilizado para port scan</text:span></text:p>
      <text:p text:style-name="P2"><text:span text:style-name="T324">*Podemos mexer com schedules indo para pasta</text:span></text:p>
      <text:p text:style-name="P2"><text:span text:style-name="T325">/var/spool/cron<text:s/></text:span><text:span text:style-name="T326">e utilizar<text:s/></text:span><text:span text:style-name="T327">crontab -e</text:span></text:p>
      <text:p text:style-name="P2"><text:span text:style-name="T328">assim podemos adicioanr uma nova rotina</text:span></text:p>
      <text:p text:style-name="P2"><text:span text:style-name="T328">*</text:span><text:span text:style-name="T329">crontab</text:span><text:span text:style-name="T330"><text:s/>mantem<text:s/></text:span><text:span text:style-name="T331">crontab files<text:s/></text:span><text:span text:style-name="T332">para cada usuario</text:span></text:p>
      <text:p text:style-name="P2"><text:span text:style-name="T332">*</text:span><text:span text:style-name="T333">select-editor</text:span><text:span text:style-name="T334"><text:s/>para mudar o editor</text:span></text:p>
      <text:p text:style-name="P2"><text:span text:style-name="T334">*</text:span><text:span text:style-name="T335">/etc/cron.daily</text:span><text:span text:style-name="T336"><text:s/>comandos que rodam todo dia</text:span></text:p>
      <text:p text:style-name="P2"><text:span text:style-name="T337">Firewalls</text:span></text:p>
      <text:p text:style-name="P2"><text:span text:style-name="T338">*Deixara<text:s text:c="2"/>restrito conexões me certas portas<text:s text:c="2"/>no nosso sistema, tendo certeza que qualquer server-application<text:s text:c="2"/>pode interagir apenas com os services corretos.</text:span></text:p>
      <text:p text:style-name="P2"><text:span text:style-name="T338">*</text:span><text:span text:style-name="T339">firewall-cmd -</text:span><text:span text:style-name="T340">–</text:span><text:span text:style-name="T341">list-all</text:span><text:span text:style-name="T342"><text:s/>para listar quais são os serviços permitidos para passar pelo firewall</text:span></text:p>
      <text:p text:style-name="P2"><text:span text:style-name="T342">**</text:span><text:span text:style-name="T343">firewall-cmd -</text:span><text:span text:style-name="T344">–</text:span><text:span text:style-name="T345">list-all</text:span><text:span text:style-name="T346"><text:s text:c="2"/></text:span><text:span text:style-name="T347">--permanent</text:span></text:p>
      <text:p text:style-name="P2"><text:span text:style-name="T348">*</text:span><text:span text:style-name="T349">firewall-cmd -</text:span><text:span text:style-name="T350">–</text:span><text:span text:style-name="T351">add-service=http</text:span><text:span text:style-name="T352"><text:s/>para adicionar um service</text:span></text:p>
      <text:p text:style-name="P2"><text:span text:style-name="T352">*</text:span><text:span text:style-name="T353">firewall-cmd -</text:span><text:span text:style-name="T354">–</text:span><text:span text:style-name="T355">add-remove=http</text:span><text:span text:style-name="T356"><text:s/></text:span></text:p>
      <text:p text:style-name="P2"><text:span text:style-name="T356">*</text:span><text:span text:style-name="T357">firewall-cmd<text:s/></text:span><text:span text:style-name="T358">–</text:span><text:span text:style-name="T359">get-services</text:span></text:p>
      <text:p text:style-name="P2"><text:span text:style-name="T360">*</text:span><text:span text:style-name="T361">/usr/lib/firewalld</text:span><text:span text:style-name="T362"><text:s/>a pasta do nosso firewall, e la se encontra a pasta dos services</text:span></text:p>
      <text:p text:style-name="P2"><text:span text:style-name="T362">*</text:span><text:span text:style-name="T363">firewall-cmd<text:s/></text:span><text:span text:style-name="T364">–</text:span><text:span text:style-name="T365">-add-service=http --permanent</text:span><text:span text:style-name="T366"><text:s/>para quando o firewall iniciar ele adicionar esse service</text:span></text:p>
      <text:p text:style-name="P2"><text:span text:style-name="T366">*<text:s/></text:span><text:span text:style-name="T367">firewall-cmd<text:s/></text:span><text:span text:style-name="T368">–</text:span><text:span text:style-name="T369">add-port=123/tcp</text:span></text:p>
      <text:p text:style-name="P2"><text:span text:style-name="T370">*systemctl restart firewalld</text:span></text:p>
      <text:p text:style-name="P2"><text:span text:style-name="T371"/></text:p>
      <text:p text:style-name="P2"><text:span text:style-name="T371"/></text:p>
      <text:p text:style-name="P2"><text:span text:style-name="T371"/></text:p>
      <text:p text:style-name="P2"><text:span text:style-name="T372">Process</text:span></text:p>
      <text:p text:style-name="P2"><text:span text:style-name="T373">*é um programa, que é carregado na<text:s/></text:span><text:span text:style-name="T374">memoria</text:span><text:span text:style-name="T375">. Dentro desses processos você pode ter diferentes pedaços de execução, e esses pedaços diferentes de execução são chamados de<text:s/></text:span><text:span text:style-name="T376">threads</text:span></text:p>
      <text:p text:style-name="P2"><text:span text:style-name="T377">*</text:span><text:span text:style-name="T378">Multi core cpu</text:span><text:span text:style-name="T379"><text:s/>é basicamente mais de uma<text:s/></text:span><text:span text:style-name="T380">cpu</text:span><text:span text:style-name="T381"><text:s/>dentro de uma<text:s/></text:span><text:span text:style-name="T382">cpu</text:span></text:p>
      <text:p text:style-name="P2"><text:span text:style-name="T383">*A cpu tem<text:s/></text:span><text:span text:style-name="T384">HyperThreading</text:span><text:span text:style-name="T385"><text:s/>quando ela tem mais de 1 core no chip, mandando assim um sinal para o<text:s/></text:span><text:span text:style-name="T386">OS</text:span><text:span text:style-name="T387"><text:s/>avisando dessa condição, dessa forma ela dividi os cores fisicos em cores virtuais como se realmente tivessimos mais de uma<text:s/></text:span><text:span text:style-name="T388">cpu</text:span></text:p>
      <text:p text:style-name="P2"><text:span text:style-name="T389">*Podemos utilizar o comando<text:s/></text:span><text:span text:style-name="T390">ps</text:span><text:span text:style-name="T391"><text:s/>para ver os processos rodando no background e no forground</text:span></text:p>
      <text:p text:style-name="P2"><text:span text:style-name="T391">*</text:span><text:span text:style-name="T392">jobs</text:span><text:span text:style-name="T393"><text:s/>para ver os processos em execução no background,<text:s/></text:span><text:span text:style-name="T394">fg number</text:span><text:span text:style-name="T395"><text:s/>para mandar um<text:s/></text:span><text:span text:style-name="T396">job</text:span><text:span text:style-name="T397"><text:s/>para o forground.</text:span><text:span text:style-name="T398"><text:s/>Ctrl + Z</text:span><text:span text:style-name="T399"><text:s/>para parar essa execução,<text:s/></text:span><text:span text:style-name="T400">bg number</text:span><text:span text:style-name="T401"><text:s/>para voltar a execução novamente</text:span></text:p>
      <text:p text:style-name="P2"><text:span text:style-name="T401">*para terminar um processo podemos utilizar o comando<text:s/></text:span><text:span text:style-name="T402">kill</text:span><text:span text:style-name="T403">, com a flag<text:s/></text:span><text:span text:style-name="T404">-9</text:span><text:span text:style-name="T405"><text:s/>para matar o comando ao invés de terminar</text:span></text:p>
      <text:p text:style-name="P2"><text:span text:style-name="T405">*</text:span><text:span text:style-name="T406">nohub</text:span><text:span text:style-name="T407"><text:s/>é um comando para executar um programa de uma forma desconectada da sessão atual, ou seja se o usuario atual deslogar, o comando continuara a rodar no background, emitindo sua saida para o arquivo nohup</text:span></text:p>
      <text:p text:style-name="P2"><text:span text:style-name="T407">*</text:span><text:span text:style-name="T408">ps aux</text:span><text:span text:style-name="T409"><text:s/>para ver os outros processos</text:span></text:p>
      <text:p text:style-name="P2"><text:span text:style-name="T409">*</text:span><text:span text:style-name="T410">top</text:span><text:span text:style-name="T411"><text:s/>é um comando mais dinamico para ver quais processos estão rodando. Dentro desse comando podemos precionar<text:s/></text:span><text:span text:style-name="T412">k</text:span><text:span text:style-name="T413"><text:s/>para matar um processo</text:span></text:p>
      <text:p text:style-name="P2"><text:span text:style-name="T413">*</text:span><text:span text:style-name="T414">/proc/</text:span><text:span text:style-name="T415"><text:s/>é uma interface para o kernel, la podemos pedir para o kernel buscar informações sobre nossos hardwares, ele contem “fake” files que nos auxiliam nessa ação. Por exemplo o arquivo<text:s/></text:span><text:span text:style-name="T416">cpuinfo</text:span><text:span text:style-name="T417"><text:s/>para informações da cpu</text:span></text:p>
      <text:p text:style-name="P2"><text:span text:style-name="T417">*As pastas com nomes numericos dentro de</text:span><text:span text:style-name="T418"><text:s/>/proc/<text:s/></text:span><text:span text:style-name="T419">representa os processos</text:span></text:p>
      <text:p text:style-name="P2"><text:span text:style-name="T419">*</text:span><text:span text:style-name="T420">net.ipv4.ip_forward=1<text:s/></text:span><text:span text:style-name="T421">no nosso<text:s/></text:span><text:span text:style-name="T422">/etc/sysctl.conf</text:span><text:span text:style-name="T423"><text:s/>para alterar o valor do<text:s/></text:span><text:span text:style-name="T424">ip_forward</text:span><text:span text:style-name="T425">.<text:s/></text:span><text:span text:style-name="T426">sysctl -p</text:span><text:span text:style-name="T427"><text:s/>para aplicar as alterações</text:span></text:p>
      <text:p text:style-name="P2"><text:span text:style-name="T427">*</text:span><text:span text:style-name="T428">sysctl</text:span><text:span text:style-name="T429"><text:s/>é utilizado para modificar informações geralmente contidas no<text:s/></text:span><text:span text:style-name="T430">/proc/</text:span></text:p>
      <text:p text:style-name="P2"><text:span text:style-name="T431">*</text:span><text:span text:style-name="T432">df</text:span><text:span text:style-name="T433"><text:s/>me mostra informações sobre espaços usados<text:s/></text:span><text:span text:style-name="T434">-h</text:span><text:span text:style-name="T435"><text:s/>para deixar mais legivel</text:span></text:p>
      <text:p text:style-name="P2"><text:span text:style-name="T435">*</text:span><text:span text:style-name="T436">du -h directory</text:span><text:span text:style-name="T437"><text:s/>para ver o espaço utilizado em um diretorio</text:span></text:p>
      <text:p text:style-name="P2"><text:span text:style-name="T438"/></text:p>
      <text:p text:style-name="P2"><text:span text:style-name="T439">Kernels e Hardware</text:span></text:p>
      <text:p text:style-name="P2"><text:span text:style-name="T440">*</text:span><text:span text:style-name="T441">Kernel</text:span><text:span text:style-name="T442"><text:s/>é o principal programa do<text:s/></text:span><text:span text:style-name="T443">OS</text:span><text:span text:style-name="T444"><text:s/></text:span><text:span text:style-name="T445">Linux</text:span></text:p>
      <text:p text:style-name="P2"><text:span text:style-name="T446">*Podemos utilizar o<text:s/></text:span><text:span text:style-name="T447">uname</text:span><text:span text:style-name="T448"><text:s/>para ver o<text:s/></text:span><text:span text:style-name="T449">Kernel</text:span><text:span text:style-name="T450"><text:s/>que estamos usando, com a flag<text:s/></text:span><text:span text:style-name="T451">-r<text:s/></text:span><text:span text:style-name="T452">para ver a versão de lançamento</text:span></text:p>
      <text:p text:style-name="P2"><text:span text:style-name="T452">*Podemos pegar informações sobre o<text:s/></text:span><text:span text:style-name="T453">Kernel</text:span><text:span text:style-name="T454"><text:s/>em<text:s/></text:span><text:span text:style-name="T455">/proc/version</text:span></text:p>
      <text:p text:style-name="P2"><text:span text:style-name="T456">*</text:span><text:span text:style-name="T457">/boot<text:s/></text:span><text:span text:style-name="T458">é onde nosso<text:s/></text:span><text:span text:style-name="T459">Kernel</text:span><text:span text:style-name="T460"><text:s/>esta montado</text:span></text:p>
      <text:p text:style-name="P2"><text:span text:style-name="T460">*nessa pasta o<text:s/></text:span><text:span text:style-name="T461">vmlinuz</text:span><text:span text:style-name="T462"><text:s/>é o nosso<text:s/></text:span><text:span text:style-name="T463">Kernel</text:span></text:p>
      <text:p text:style-name="P2"><text:span text:style-name="T464">*</text:span><text:span text:style-name="T465">/usr/src/<text:s/></text:span><text:span text:style-name="T466">podemos achar os headers do nosso kernel</text:span></text:p>
      <text:p text:style-name="P2"><text:span text:style-name="T466">*podemos utilizar o<text:s/></text:span><text:span text:style-name="T467">make</text:span><text:span text:style-name="T468"><text:s/>para fazer o<text:s/></text:span><text:span text:style-name="T469">GUI</text:span><text:span text:style-name="T470"><text:s/>que mostra<text:s/></text:span><text:span text:style-name="T471">configurações</text:span><text:span text:style-name="T472"><text:s/>do kernel</text:span></text:p>
      <text:p text:style-name="P2"><text:span text:style-name="T472">*</text:span><text:span text:style-name="T473">lsusb</text:span><text:span text:style-name="T474"><text:s/>para verificar os<text:s/></text:span><text:span text:style-name="T475">devices</text:span><text:span text:style-name="T476"><text:s/>conectados</text:span></text:p>
      <text:p text:style-name="P2"><text:span text:style-name="T476">*</text:span><text:span text:style-name="T477">lspci</text:span><text:span text:style-name="T478"><text:s/>para ver o<text:s/></text:span><text:span text:style-name="T479">devices pci</text:span><text:span text:style-name="T480"><text:s/>que tem no sistema, flag<text:s/></text:span><text:span text:style-name="T481">-v</text:span><text:span text:style-name="T482"><text:s/>para mais informações, com<text:s/></text:span><text:span text:style-name="T483">-vv</text:span><text:span text:style-name="T484"><text:s/>aumenta as informações</text:span></text:p>
      <text:p text:style-name="P2"><text:span text:style-name="T484">*</text:span><text:span text:style-name="T485">Kernel Modules</text:span><text:span text:style-name="T486"><text:s/>são meu<text:s/></text:span><text:span text:style-name="T487">drivers</text:span><text:span text:style-name="T488">, pequenos pedaços de<text:s/></text:span><text:span text:style-name="T489">kernel code</text:span><text:span text:style-name="T490"><text:s/>que são carregados e usados</text:span></text:p>
      <text:p text:style-name="P2"><text:span text:style-name="T490">*Os<text:s/></text:span><text:span text:style-name="T491">kernels modules</text:span><text:span text:style-name="T492"><text:s/>se localizam fora do<text:s/></text:span><text:span text:style-name="T493">kernel</text:span><text:span text:style-name="T494"><text:s/>por conta de alguns deles não serem necessarios em todas situações, alem de problemas onde os<text:s/></text:span><text:span text:style-name="T495">kernels modules</text:span><text:span text:style-name="T496"><text:s/>entram em conflito um com os outros</text:span></text:p>
      <text:p text:style-name="P2"><text:span text:style-name="T496">*</text:span><text:span text:style-name="T497">lsmod</text:span><text:span text:style-name="T498"><text:s/>para ver os<text:s/></text:span><text:span text:style-name="T499">kernels modules</text:span><text:span text:style-name="T500"><text:s/>que estão carregados</text:span></text:p>
      <text:p text:style-name="P2"><text:span text:style-name="T500">*</text:span><text:span text:style-name="T501">/lib/modules/</text:span><text:span text:style-name="T502"><text:s/>para achar o drivers que possuimos</text:span></text:p>
      <text:p text:style-name="P2"><text:span text:style-name="T502">*</text:span><text:span text:style-name="T503">modprobe<text:s/></text:span><text:span text:style-name="T504">para manipular os modules</text:span></text:p>
      <text:p text:style-name="P2"><text:span text:style-name="T504">*As vantagens de buildar o<text:s/></text:span><text:span text:style-name="T505">Kernel</text:span><text:span text:style-name="T506"><text:s/>é que podemos costumizar conforme as nossas necessidades, podendo assim aumentar a performace.</text:span></text:p>
      <text:p text:style-name="P2"><text:span text:style-name="T506">*Para buildar o<text:s/></text:span><text:span text:style-name="T507">Kernel</text:span><text:span text:style-name="T508"><text:s/>precisamos do source code, colamos nos<text:s/></text:span><text:span text:style-name="T509">usr/src/kernel</text:span><text:span text:style-name="T510"><text:s/>e descompactamos o source code, entramos no arquivo e utilizamos o<text:s/></text:span><text:span text:style-name="T511">make menuconfig e make all</text:span><text:span text:style-name="T512">,</text:span></text:p>
      <text:p text:style-name="P2"><text:span text:style-name="T512">*Precisamos de um compilador para traduzir o source code em machine code.</text:span></text:p>
      <text:p text:style-name="P2"><text:span text:style-name="T512">*O<text:s/></text:span><text:span text:style-name="T513">bootloader</text:span><text:span text:style-name="T514"><text:s/>é quem inicia o<text:s/></text:span><text:span text:style-name="T515">kernel</text:span><text:span text:style-name="T516">, então para mudar o<text:s/></text:span><text:span text:style-name="T517">kernel</text:span><text:span text:style-name="T518"><text:s/>que estamos utilizando basta avisar o<text:s/></text:span><text:span text:style-name="T519">bootloader</text:span></text:p>
      <text:p text:style-name="P2"><text:span text:style-name="T520">*Podemos ver essas informações em<text:s/></text:span><text:span text:style-name="T521">/boot/grub/grup.cfg</text:span></text:p>
      <text:p text:style-name="P2"><text:span text:style-name="T522"/></text:p>
      <text:p text:style-name="P2"><text:span text:style-name="T523">System logs e Queues</text:span></text:p>
      <text:p text:style-name="P2"><text:span text:style-name="T524">*system logs são arquivos que armazenam informações sobre eventos que aconteceram</text:span></text:p>
      <text:p text:style-name="P2"><text:span text:style-name="T524">*</text:span><text:span text:style-name="T525">/var/log</text:span></text:p>
      <text:p text:style-name="P2"><text:span text:style-name="T526">*Queue é basicamente uma linha</text:span></text:p>
      <text:p text:style-name="P2"><text:span text:style-name="T526">*Spool,<text:s/></text:span><text:span text:style-name="T527">/var/spool</text:span><text:span text:style-name="T528"><text:s/>, guarda informações como, os novos e-mails ou e-mails a serem enviados, e-mail são guardados em queues</text:span></text:p>
      <text:p text:style-name="P2"><text:span text:style-name="T528">*Mail pode ser uma maneira de processos se comunicarem com o usuario.</text:span></text:p>
      <text:p text:style-name="P2"><text:span text:style-name="T529">NFS Protocol (Network File System)</text:span></text:p>
      <text:p text:style-name="P2"><text:span text:style-name="T530">*Permite o usuario o acesso dentro de files dentro de uma network de uma maneira parecida com oque acontece no armazenamento local</text:span></text:p>
      <text:p text:style-name="P2"><text:span text:style-name="T531">nfs-utils</text:span><text:span text:style-name="T532">- Providencia NF</text:span></text:p>
      <text:p text:style-name="P2"><text:span text:style-name="T533">man<text:s/></text:span><text:span text:style-name="T534">- Utilizado para ler documentações</text:span></text:p>
      <text:p text:style-name="P2"><text:span text:style-name="T534">*O<text:s/></text:span><text:span text:style-name="T535">NFS<text:s/></text:span><text:span text:style-name="T536">precisa ser inicializado apenas apos<text:s/></text:span><text:span text:style-name="T537">RPC<text:s/></text:span><text:span text:style-name="T538">service</text:span></text:p>
      <text:p text:style-name="P2"><text:span text:style-name="T538">*Ele precisa do<text:s/></text:span><text:span text:style-name="T539">Remote Procedure Call<text:s/></text:span><text:span text:style-name="T540">service rodando para funcionar</text:span></text:p>
      <text:p text:style-name="P2"><text:span text:style-name="T541">systemctl start rpcbind.service</text:span></text:p>
      <text:p text:style-name="P2"><text:span text:style-name="T541">systemctl start nfs-server.service</text:span></text:p>
      <text:p text:style-name="P2"><text:span text:style-name="T542">Opções padrões:<text:s/></text:span><text:span text:style-name="T543">start</text:span><text:span text:style-name="T544">,<text:s/></text:span><text:span text:style-name="T545">stop</text:span><text:span text:style-name="T546">,<text:s/></text:span><text:span text:style-name="T547">restart</text:span><text:span text:style-name="T548">,<text:s/></text:span><text:span text:style-name="T549">status</text:span></text:p>
      <text:p text:style-name="P2"><text:span text:style-name="T550"/></text:p>
      <text:p text:style-name="P2"><text:span text:style-name="T551">Secure Shell</text:span></text:p>
      <text:p text:style-name="P2"><text:span text:style-name="T552">*/etc/ssh/sshd_config</text:span></text:p>
      <text:p text:style-name="P2"><text:span text:style-name="T552">*/etc/ssh/ssh_config</text:span></text:p>
      <text:p text:style-name="P2"><text:span text:style-name="T552">*~/.ssh/</text:span></text:p>
      <text:p text:style-name="P2"><text:span text:style-name="T552">*Algumas configurações padrões para serem realizadas é o desabilitamento do login pelo usuario root, modificar port number, e trocar para x11 forwarding</text:span></text:p>
      <text:p text:style-name="P2"><text:span text:style-name="T552">*PermitRootLogin no</text:span></text:p>
      <text:p text:style-name="P2"><text:span text:style-name="T552">*Port 2222</text:span></text:p>
      <text:p text:style-name="P2"><text:span text:style-name="T552">*PasswordAuthentication no</text:span></text:p>
      <text:p text:style-name="P2"><text:span text:style-name="T552">*X11Forwarding no</text:span></text:p>
      <text:p text:style-name="P2"><text:span text:style-name="T552">*.ssh/authorized_keys</text:span></text:p>
      <text:p text:style-name="P2"><text:span text:style-name="T552">*ssh-keygen</text:span></text:p>
      <text:p text:style-name="P2"><text:span text:style-name="T552">*ssh-copy-id</text:span></text:p>
      <text:p text:style-name="P2"><text:span text:style-name="T552">*/etc/hosts /etc/hostname</text:span></text:p>
      <text:p text:style-name="P2"><text:span text:style-name="T552">*/etc/network/interfaces</text:span></text:p>
      <text:p text:style-name="P2"><text:span text:style-name="T552">*/etc/resolv.conf</text:span></text:p>
      <text:p text:style-name="P2"><text:span text:style-name="T552">*</text:span><text:span text:style-name="T553">ss<text:s/></text:span><text:span text:style-name="T554">para ver informações sobre nossos sockets</text:span></text:p>
      <text:p text:style-name="P2"><text:span text:style-name="T554">*</text:span><text:span text:style-name="T555">who<text:s/></text:span><text:span text:style-name="T556">é utilizado para saber quem esta logado no nosso server</text:span></text:p>
      <text:p text:style-name="P2"><text:span text:style-name="T556">*</text:span><text:span text:style-name="T557">w</text:span><text:span text:style-name="T558"><text:s/>temos acesso aos usuario conectados e os seus processos</text:span></text:p>
      <text:p text:style-name="P2"><text:span text:style-name="T558">*ssh-keygen -t rsa</text:span></text:p>
      <text:p text:style-name="P2"><text:span text:style-name="T558">*ssh-copy-id flda-sil@</text:span></text:p>
      <text:p text:style-name="P2"><text:span text:style-name="T558">*/etc/timezone</text:span></text:p>
      <text:p text:style-name="P2"><text:span text:style-name="T558">*dpkg-reconfigure tzdata</text:span></text:p>
      <text:p text:style-name="P2"><text:span text:style-name="T559"/></text:p>
      <text:p text:style-name="P2"><text:span text:style-name="T560">UFW</text:span></text:p>
      <text:p text:style-name="P2"><text:span text:style-name="T561">*ufw status verbose/numbered</text:span></text:p>
      <text:p text:style-name="P2"><text:span text:style-name="T561">*ufw reset</text:span></text:p>
      <text:p text:style-name="P2"><text:span text:style-name="T561">*ufw default deny incoming</text:span></text:p>
      <text:p text:style-name="P2"><text:span text:style-name="T561">*ufw default allow outgoing</text:span><text:span text:style-name="T562"/></text:p>
      <text:p text:style-name="P2"><text:span text:style-name="T563">Apparmor</text:span></text:p>
      <text:p text:style-name="P2"><text:span text:style-name="T563">*ele ira ditar quais softwares terão acesso a quais partes do sistema</text:span></text:p>
      <text:p text:style-name="P2"><text:span text:style-name="T563">*aa-status</text:span></text:p>
      <text:p text:style-name="P2"><text:span text:style-name="T563">*</text:span><text:span text:style-name="T564">enforce mode<text:s/></text:span><text:span text:style-name="T565">- se algum programa tentar acessar algo que não deve, ele sera negado</text:span></text:p>
      <text:p text:style-name="P2"><text:span text:style-name="T565">*</text:span><text:span text:style-name="T566">complain<text:s/></text:span><text:span text:style-name="T567">- se acessar algo<text:s text:c="2"/>que não deve, ele tera acesso permitido, mas um warning sera gerado, e um log se criado</text:span></text:p>
      <text:p text:style-name="P2"><text:span text:style-name="T567">*</text:span><text:span text:style-name="T568">unconfined<text:s/></text:span><text:span text:style-name="T569">- O programa pode fazer qualquer coisa no sistema que ele não sera alertado e um log não sera gerado</text:span></text:p>
      <text:p text:style-name="P2"><text:span text:style-name="T570">*aptitude install apparmor-utils</text:span></text:p>
      <text:p text:style-name="P2"><text:span text:style-name="T571">*aa-genprof</text:span></text:p>
      <text:p text:style-name="P2"><text:span text:style-name="T571">*aa-logprof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